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DECODE" svg:font-family="'AR DE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P3" style:family="paragraph">
      <loext:graphic-properties draw:fill-color="#ffffff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6pt" fo:text-shadow="1pt 1pt" style:text-underline-style="none" style:font-size-asian="26pt" style:font-size-complex="26pt"/>
    </style:style>
    <style:style style:name="T3" style:family="text">
      <style:text-properties fo:color="#ffffff" style:font-name="AR DECODE" fo:font-size="60pt" fo:text-shadow="1pt 1pt" style:text-underline-style="none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13cm" svg:height="6.457cm" svg:x="2.032cm" svg:y="0.508cm">
          <draw:text-box>
            <text:p text:style-name="P1"><text:span text:style-name="T1">Anthem</text:span></text:p>
            <text:p text:style-name="P1"><text:span text:style-name="T1"/></text:p>
            <text:p text:style-name="P1"><text:span text:style-name="T2">by</text:span></text:p>
            <text:p text:style-name="P1"><text:span text:style-name="T3">The Cherub Cho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DECODE" svg:font-family="'AR DE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1:40:35.811000000</meta:creation-date>
    <dc:date>2016-04-08T11:44:01.398000000</dc:date>
    <meta:editing-duration>PT3M25S</meta:editing-duration>
    <meta:editing-cycles>1</meta:editing-cycles>
    <meta:document-statistic meta:object-count="24"/>
    <meta:generator>LibreOffice/5.1.1.3$Windows_X86_64 LibreOffice_project/89f508ef3ecebd2cfb8e1def0f0ba9a803b88a6d</meta:generator>
  </office:meta>
</office:document-meta>
</file>